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14" style:family="table-cell" style:parent-style-name="Default" style:data-style-name="N0">
      <style:table-cell-properties fo:border-top="thin solid #000000" fo:border-bottom="thin solid #000000" fo:border-left="thin solid #000000" fo:border-right="2pt solid #000000" fo:background-color="#A9D08E"/>
    </style:style>
    <style:style style:name="ce15"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16" style:family="table-cell" style:parent-style-name="Default" style:data-style-name="N0">
      <style:table-cell-properties fo:border="thin solid #000000" style:vertical-align="middle" fo:background-color="#F4B084" style:repeat-content="false"/>
      <style:paragraph-properties fo:text-align="center"/>
    </style:style>
    <style:style style:name="ce17"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18"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19" style:family="table-cell" style:parent-style-name="Default" style:data-style-name="N0">
      <style:table-cell-properties fo:border-top="thin solid #000000" fo:border-bottom="thin solid #000000" fo:border-left="thin solid #000000" fo:border-right="2pt solid #000000" fo:background-color="#F4B084"/>
    </style:style>
    <style:style style:name="ce20"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21" style:family="table-cell" style:parent-style-name="Default" style:data-style-name="N0">
      <style:table-cell-properties fo:background-color="#A9D08E"/>
    </style:style>
    <style:style style:name="ce22" style:family="table-cell" style:parent-style-name="Default" style:data-style-name="N0">
      <style:table-cell-properties fo:border-top="thin solid #000000" fo:border-bottom="thin solid #000000" fo:border-left="thin solid #000000" fo:border-right="2pt solid #000000" style:vertical-align="top" fo:background-color="#A9D08E"/>
      <style:text-properties fo:font-size="16pt" style:font-size-asian="16pt" style:font-size-complex="16pt"/>
    </style:style>
    <style:style style:name="ce23"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24" style:family="table-cell" style:parent-style-name="Default" style:data-style-name="N0">
      <style:table-cell-properties fo:border="thin solid #000000" style:vertical-align="middle" fo:background-color="#8EA9DB" style:repeat-content="false"/>
      <style:paragraph-properties fo:text-align="center"/>
    </style:style>
    <style:style style:name="ce25"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26" style:family="table-cell" style:parent-style-name="Default" style:data-style-name="N0">
      <style:table-cell-properties fo:border="thin solid #000000" style:vertical-align="top" fo:wrap-option="wrap" fo:background-color="#8EA9DB"/>
    </style:style>
    <style:style style:name="ce27"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28" style:family="table-cell" style:parent-style-name="Default" style:data-style-name="N0">
      <style:table-cell-properties fo:border-top="thin solid #000000" fo:border-bottom="thin solid #000000" fo:border-left="thin solid #000000" fo:border-right="2pt solid #000000" fo:background-color="#8EA9DB"/>
    </style:style>
    <style:style style:name="ce29" style:family="table-cell" style:parent-style-name="Default" style:data-style-name="N0">
      <style:table-cell-properties fo:border-top="thin solid #000000" fo:border-bottom="thin solid #000000" fo:border-left="thin solid #000000" fo:border-right="2pt solid #000000" style:vertical-align="top" fo:wrap-option="wrap" fo:background-color="#F4B084" style:repeat-content="false"/>
      <style:paragraph-properties fo:text-align="start" fo:margin-left="0cm"/>
    </style:style>
    <style:style style:name="ce30" style:family="table-cell" style:parent-style-name="Default" style:data-style-name="N0">
      <style:table-cell-properties fo:border-top="thin solid #000000" fo:border-bottom="thin solid #000000" fo:border-left="thin solid #000000" fo:border-right="2pt solid #000000" style:vertical-align="top" fo:wrap-option="wrap" fo:background-color="#8EA9DB" style:repeat-content="false"/>
      <style:paragraph-properties fo:text-align="start" fo:margin-left="0cm"/>
    </style:style>
    <style:style style:name="ce31"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32" style:family="table-cell" style:parent-style-name="Default" style:data-style-name="N0">
      <style:table-cell-properties fo:border="thin solid #000000" style:vertical-align="middle" fo:background-color="#A6A6A6" style:repeat-content="false"/>
      <style:paragraph-properties fo:text-align="center"/>
    </style:style>
    <style:style style:name="ce33"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34"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35" style:family="table-cell" style:parent-style-name="Default" style:data-style-name="N0">
      <style:table-cell-properties fo:border-top="thin solid #000000" fo:border-bottom="thin solid #000000" fo:border-left="thin solid #000000" fo:border-right="2pt solid #000000" fo:background-color="#A6A6A6"/>
    </style:style>
    <style:style style:name="ce36" style:family="table-cell" style:parent-style-name="Default" style:data-style-name="N0">
      <style:table-cell-properties fo:border="thin solid #000000" style:vertical-align="top" fo:wrap-option="wrap" fo:background-color="#A6A6A6"/>
    </style:style>
    <style:style style:name="ce37"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38"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39"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40"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41"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42" style:family="table-cell" style:parent-style-name="Default" style:data-style-name="N0">
      <style:table-cell-properties fo:border-top="thin solid #000000" fo:border-bottom="2pt solid #000000" fo:border-left="thin solid #000000" fo:border-right="2pt solid #000000" fo:background-color="#A6A6A6"/>
    </style:style>
    <style:style style:name="ce43" style:family="table-cell" style:parent-style-name="Default" style:data-style-name="N0">
      <style:table-cell-properties style:vertical-align="middle" style:repeat-content="false"/>
      <style:paragraph-properties fo:text-align="center"/>
    </style:style>
    <style:style style:name="ce44" style:family="table-cell" style:parent-style-name="Default" style:data-style-name="N0">
      <style:table-cell-properties style:vertical-align="middle" fo:wrap-option="wrap" style:repeat-content="false"/>
      <style:paragraph-properties fo:text-align="center"/>
    </style:style>
    <style:style style:name="ce45" style:family="table-cell" style:parent-style-name="Default" style:data-style-name="N0">
      <style:table-cell-properties style:vertical-align="top" fo:wrap-option="wrap" style:repeat-content="false"/>
      <style:paragraph-properties fo:text-align="start" fo:margin-left="0cm"/>
    </style:style>
    <style:style style:name="ce46" style:family="table-cell" style:parent-style-name="Default" style:data-style-name="N0">
      <style:table-cell-properties style:vertical-align="top" fo:wrap-option="wrap"/>
    </style:style>
    <style:style style:name="ce47"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48"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49"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50"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e51"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52" style:family="table-cell" style:parent-style-name="Default" style:data-style-name="N0">
      <style:table-cell-properties fo:border="thin solid #000000" style:vertical-align="middle" fo:background-color="#A9D08E" style:repeat-content="false"/>
      <style:paragraph-properties fo:text-align="center"/>
    </style:style>
    <style:style style:name="ce53"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54"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55" style:family="table-cell" style:parent-style-name="Default" style:data-style-name="N0">
      <style:table-cell-properties fo:border-top="thin solid #000000" fo:border-bottom="thin solid #000000" fo:border-left="thin solid #000000" fo:border-right="2pt solid #000000" fo:background-color="#A9D08E"/>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14.45pt" style:use-optimal-row-height="true" fo:break-before="auto"/>
    </style:style>
    <style:style style:name="ro14"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43"/>
        <table:table-column table:style-name="co3" table:default-cell-style-name="ce43"/>
        <table:table-column table:style-name="co1" table:default-cell-style-name="ce43"/>
        <table:table-column table:style-name="co4" table:default-cell-style-name="ce44"/>
        <table:table-column table:style-name="co5" table:default-cell-style-name="ce46"/>
        <table:table-column table:style-name="co6" table:default-cell-style-name="ce43"/>
        <table:table-column table:style-name="co7" table:default-cell-style-name="ce1"/>
        <table:table-column table:style-name="co8" table:default-cell-style-name="ce2"/>
        <table:table-column table:style-name="co1" table:number-columns-repeated="1015" table:default-cell-style-name="ce2"/>
        <table:table-column table:style-name="co9" table:number-columns-repeated="192" table:default-cell-style-name="ce2"/>
        <table:table-column table:style-name="co9" table:number-columns-repeated="15168" table:default-cell-style-name="ce1"/>
        <table:table-row table:style-name="ro1">
          <table:table-cell office:value-type="string" table:number-columns-spanned="8" table:number-rows-spanned="2" table:style-name="ce47">
            <text:p><text:s/></text:p>
          </table:table-cell>
          <table:covered-table-cell table:number-columns-repeated="7"/>
          <table:table-cell office:value-type="string" table:number-columns-spanned="1" table:number-rows-spanned="2" table:style-name="ce48">
            <text:p>FAIT</text:p>
          </table:table-cell>
          <table:table-cell table:number-columns-repeated="1207" table:style-name="ce2"/>
          <table:table-cell table:number-columns-repeated="15168"/>
        </table:table-row>
        <table:table-row table:style-name="ro2">
          <table:covered-table-cell/>
          <table:covered-table-cell table:number-columns-repeated="7"/>
          <table:covered-table-cell/>
          <table:table-cell table:number-columns-repeated="1207" table:style-name="ce2"/>
          <table:table-cell table:number-columns-repeated="15168"/>
        </table:table-row>
        <table:table-row table:style-name="ro3">
          <table:table-cell office:value-type="string" table:number-columns-spanned="8" table:number-rows-spanned="2" table:style-name="ce49">
            <text:p>LISTE DES EXIGENCES</text:p>
          </table:table-cell>
          <table:covered-table-cell table:number-columns-repeated="7"/>
          <table:table-cell office:value-type="string" table:number-columns-spanned="1" table:number-rows-spanned="2" table:style-name="ce50">
            <text:p>EN COURS</text:p>
          </table:table-cell>
          <table:table-cell table:number-columns-repeated="1207" table:style-name="ce2"/>
          <table:table-cell table:number-columns-repeated="15168"/>
        </table:table-row>
        <table:table-row table:style-name="ro3">
          <table:covered-table-cell/>
          <table:covered-table-cell table:number-columns-repeated="7"/>
          <table:covered-table-cell/>
          <table:table-cell table:number-columns-repeated="1207" table:style-name="ce2"/>
          <table:table-cell table:number-columns-repeated="15168"/>
        </table:table-row>
        <table:table-row table:style-name="ro4">
          <table:table-cell office:value-type="string" table:style-name="ce3">
            <text:p>Itération</text:p>
          </table:table-cell>
          <table:table-cell office:value-type="string" table:style-name="ce4">
            <text:p>Importance</text:p>
          </table:table-cell>
          <table:table-cell office:value-type="string" table:style-name="ce4">
            <text:p>Catégorie</text:p>
          </table:table-cell>
          <table:table-cell office:value-type="string" table:style-name="ce4">
            <text:p>ID</text:p>
          </table:table-cell>
          <table:table-cell office:value-type="string" table:style-name="ce5">
            <text:p>nom</text:p>
          </table:table-cell>
          <table:table-cell office:value-type="string" table:style-name="ce5">
            <text:p>Description</text:p>
          </table:table-cell>
          <table:table-cell office:value-type="string" table:style-name="ce4">
            <text:p>Démonstration</text:p>
          </table:table-cell>
          <table:table-cell office:value-type="string" table:style-name="ce6">
            <text:p>Notes</text:p>
          </table:table-cell>
          <table:table-cell office:value-type="string" table:style-name="ce7">
            <text:p>A FAIRE</text:p>
          </table:table-cell>
          <table:table-cell office:value-type="string" table:style-name="ce2">
            <text:p>Colonne1</text:p>
          </table:table-cell>
          <table:table-cell table:number-columns-repeated="1206" table:style-name="ce2"/>
          <table:table-cell table:number-columns-repeated="15168"/>
        </table:table-row>
        <table:table-row table:style-name="ro5">
          <table:table-cell office:value-type="float" office:value="1" table:style-name="ce8">
            <text:p>1</text:p>
          </table:table-cell>
          <table:table-cell office:value-type="float" office:value="2000" table:style-name="ce9">
            <text:p>2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ext:p/>
          </table:table-cell>
          <table:table-cell office:value-type="string" table:style-name="ce11">
            <text:p>En tant qu'utilisateur, je peux me connecter sur la plateforme Enchères.org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table-cell office:value-type="string" table:style-name="ce13">
            <text:p>NE PAS FAIRE MAINTENANT</text:p>
          </table:table-cell>
          <table:table-cell table:number-columns-repeated="1207" table:style-name="ce2"/>
          <table:table-cell table:number-columns-repeated="15168"/>
        </table:table-row>
        <table:table-row table:style-name="ro6">
          <table:table-cell office:value-type="float" office:value="1" table:style-name="ce8">
            <text:p>1</text:p>
          </table:table-cell>
          <table:table-cell office:value-type="float" office:value="1900" table:style-name="ce9">
            <text:p>19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S’inscrire</text:p>
          </table:table-cell>
          <table:table-cell office:value-type="string" table:style-name="ce11">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1"/>
          <table:table-cell table:style-name="ce14"/>
          <table:table-cell table:number-columns-repeated="1208" table:style-name="ce2"/>
          <table:table-cell table:number-columns-repeated="15168"/>
        </table:table-row>
        <table:table-row table:style-name="ro7">
          <table:table-cell office:value-type="float" office:value="1" table:style-name="ce8">
            <text:p>1</text:p>
          </table:table-cell>
          <table:table-cell office:value-type="float" office:value="1800" table:style-name="ce9">
            <text:p>1800</text:p>
          </table:table-cell>
          <table:table-cell office:value-type="string" table:style-name="ce9">
            <text:p>Navigation</text:p>
          </table:table-cell>
          <table:table-cell office:value-type="float" office:value="6002" table:style-name="ce9">
            <text:p>6002</text:p>
          </table:table-cell>
          <table:table-cell office:value-type="string" table:style-name="ce10">
            <text:p>Page d’accueil</text:p>
          </table:table-cell>
          <table:table-cell office:value-type="string" table:style-name="ce11">
            <text:p>La page d’accueil du site est la page qui liste les enchères. Cette page doit être chargée automatiquement si aucune ressource n’est indiquée dans l’url (http://localhost:8080/enchere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50" table:style-name="ce9">
            <text:p>175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e déconnecter</text:p>
          </table:table-cell>
          <table:table-cell office:value-type="string" table:style-name="ce11">
            <text:p>En tant qu’utilisateur connecté, je peux me déconnecter. Je suis alors ramené vers la page d’accueil en mode déconnecté.</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15">
            <text:p>1</text:p>
          </table:table-cell>
          <table:table-cell office:value-type="float" office:value="1700" table:style-name="ce16">
            <text:p>1700</text:p>
          </table:table-cell>
          <table:table-cell office:value-type="string" table:style-name="ce16">
            <text:p>Gestion des utilisateurs</text:p>
          </table:table-cell>
          <table:table-cell office:value-type="float" office:value="1006" table:style-name="ce16">
            <text:p>1006</text:p>
          </table:table-cell>
          <table:table-cell office:value-type="string" table:style-name="ce17">
            <text:p>Afficher un profil</text:p>
          </table:table-cell>
          <table:table-cell office:value-type="string" table:style-name="ce18">
            <text:p>En tant qu’utilisateur, je peux afficher le profil d’un utilisateur. Le pseudo, nom, prénom, email, téléphone, rue, code postal, ville sont affichés.</text:p>
          </table:table-cell>
          <table:table-cell table:style-name="ce18"/>
          <table:table-cell office:value-type="string" table:style-name="ce19">
            <text:p>hind</text:p>
          </table:table-cell>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600" table:style-name="ce9">
            <text:p>1600</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style-name="ce11"/>
          <table:table-cell table:style-name="ce20"/>
          <table:table-cell table:number-columns-repeated="421" table:style-name="ce2"/>
          <table:table-cell table:number-columns-repeated="15955" table:style-name="ce21"/>
        </table:table-row>
        <table:table-row table:style-name="ro8">
          <table:table-cell office:value-type="float" office:value="1" table:style-name="ce8">
            <text:p>1</text:p>
          </table:table-cell>
          <table:table-cell office:value-type="float" office:value="1500" table:style-name="ce9">
            <text:p>15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Supprimer mon compte</text:p>
          </table:table-cell>
          <table:table-cell office:value-type="string" table:style-name="ce11">
            <text:p>En tant qu’utilisateur, je peux supprimer mon compte. Dans ce cas je suis déconnecté et retourné à la page d’accueil.</text:p>
          </table:table-cell>
          <table:table-cell table:style-name="ce11"/>
          <table:table-cell table:style-name="ce20"/>
          <table:table-cell table:number-columns-repeated="1208" table:style-name="ce2"/>
          <table:table-cell table:number-columns-repeated="15168"/>
        </table:table-row>
        <table:table-row table:style-name="ro6">
          <table:table-cell office:value-type="float" office:value="1" table:style-name="ce8">
            <text:p>1</text:p>
          </table:table-cell>
          <table:table-cell office:value-type="float" office:value="1400" table:style-name="ce9">
            <text:p>1400</text:p>
          </table:table-cell>
          <table:table-cell office:value-type="string" table:style-name="ce9">
            <text:p>Gestion des enchères</text:p>
          </table:table-cell>
          <table:table-cell office:value-type="float" office:value="2001" table:style-name="ce9">
            <text:p>2001</text:p>
          </table:table-cell>
          <table:table-cell office:value-type="string" table:style-name="ce10">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style-name="ce22"/>
          <table:table-cell table:number-columns-repeated="1208" table:style-name="ce2"/>
          <table:table-cell table:number-columns-repeated="15168"/>
        </table:table-row>
        <table:table-row table:style-name="ro5">
          <table:table-cell office:value-type="float" office:value="1" table:style-name="ce8">
            <text:p>1</text:p>
          </table:table-cell>
          <table:table-cell office:value-type="float" office:value="1300" table:style-name="ce9">
            <text:p>1300</text:p>
          </table:table-cell>
          <table:table-cell office:value-type="string" table:style-name="ce9">
            <text:p>Gestion des enchères</text:p>
          </table:table-cell>
          <table:table-cell office:value-type="float" office:value="2004" table:style-name="ce9">
            <text:p>2004</text:p>
          </table:table-cell>
          <table:table-cell office:value-type="string" table:style-name="ce10">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style-name="ce14"/>
          <table:table-cell table:number-columns-repeated="1208" table:style-name="ce2"/>
          <table:table-cell table:number-columns-repeated="15168"/>
        </table:table-row>
        <table:table-row table:style-name="ro5">
          <table:table-cell office:value-type="float" office:value="1" table:style-name="ce15">
            <text:p>1</text:p>
          </table:table-cell>
          <table:table-cell office:value-type="float" office:value="1200" table:style-name="ce16">
            <text:p>1200</text:p>
          </table:table-cell>
          <table:table-cell office:value-type="string" table:style-name="ce16">
            <text:p>Gestion des enchères</text:p>
          </table:table-cell>
          <table:table-cell office:value-type="float" office:value="2005" table:style-name="ce16">
            <text:p>2005</text:p>
          </table:table-cell>
          <table:table-cell office:value-type="string" table:style-name="ce17">
            <text:p>Lister les enchères en mode connecté</text:p>
          </table:table-cell>
          <table:table-cell office:value-type="string" table:style-name="ce18">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8"/>
          <table:table-cell office:value-type="string" table:style-name="ce19">
            <text:p>Mathieu T</text:p>
          </table:table-cell>
          <table:table-cell table:style-name="ce2"/>
          <table:table-cell office:value-type="string" table:style-name="ce2">
            <text:p><text:s/></text:p>
          </table:table-cell>
          <table:table-cell table:number-columns-repeated="1206" table:style-name="ce2"/>
          <table:table-cell table:number-columns-repeated="15168"/>
        </table:table-row>
        <table:table-row table:style-name="ro6">
          <table:table-cell office:value-type="float" office:value="1" table:style-name="ce51">
            <text:p>1</text:p>
          </table:table-cell>
          <table:table-cell office:value-type="float" office:value="1100" table:style-name="ce52">
            <text:p>1100</text:p>
          </table:table-cell>
          <table:table-cell office:value-type="string" table:style-name="ce52">
            <text:p>Gestion des enchères</text:p>
          </table:table-cell>
          <table:table-cell office:value-type="float" office:value="2006" table:style-name="ce52">
            <text:p>2006</text:p>
          </table:table-cell>
          <table:table-cell office:value-type="string" table:style-name="ce53">
            <text:p>Faire une enchère</text:p>
          </table:table-cell>
          <table:table-cell office:value-type="string" table:style-name="ce54">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54"/>
          <table:table-cell office:value-type="string" table:style-name="ce55">
            <text:p>Mathieu P</text:p>
          </table:table-cell>
          <table:table-cell table:number-columns-repeated="1208" table:style-name="ce2"/>
          <table:table-cell table:number-columns-repeated="15168"/>
        </table:table-row>
        <table:table-row table:style-name="ro9">
          <table:table-cell office:value-type="float" office:value="1" table:style-name="ce23">
            <text:p>1</text:p>
          </table:table-cell>
          <table:table-cell office:value-type="float" office:value="1000" table:style-name="ce24">
            <text:p>1000</text:p>
          </table:table-cell>
          <table:table-cell office:value-type="string" table:style-name="ce24">
            <text:p>Gestion des enchères</text:p>
          </table:table-cell>
          <table:table-cell office:value-type="float" office:value="2007" table:style-name="ce24">
            <text:p>2007</text:p>
          </table:table-cell>
          <table:table-cell office:value-type="string" table:style-name="ce25">
            <text:p>Remporter une vente</text:p>
          </table:table-cell>
          <table:table-cell office:value-type="string" table:style-name="ce26">
            <text:p>En tant qu’enchérisseur, je deviens acquéreur si au terme de l’enchère j’ai proposé l’enchère la plus haute.</text:p>
          </table:table-cell>
          <table:table-cell table:style-name="ce27"/>
          <table:table-cell office:value-type="string" table:style-name="ce28">
            <text:p>Mathieu P</text:p>
          </table:table-cell>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950" table:style-name="ce9">
            <text:p>950</text:p>
          </table:table-cell>
          <table:table-cell office:value-type="string" table:style-name="ce9">
            <text:p>Navigation</text:p>
          </table:table-cell>
          <table:table-cell office:value-type="float" office:value="6003" table:style-name="ce9">
            <text:p>6003</text:p>
          </table:table-cell>
          <table:table-cell office:value-type="string" table:style-name="ce10">
            <text:p>Lien logo Encheres</text:p>
          </table:table-cell>
          <table:table-cell office:value-type="string" table:style-name="ce11">
            <text:p>Un click sur le logo du site ramène l’utilisateur sur la page principale (page de recherche d’articles) si celui-ci est connecté.</text:p>
          </table:table-cell>
          <table:table-cell table:style-name="ce11"/>
          <table:table-cell table:style-name="ce14"/>
          <table:table-cell table:number-columns-repeated="419" table:style-name="ce2"/>
          <table:table-cell table:number-columns-repeated="15957" table:style-name="ce21"/>
        </table:table-row>
        <table:table-row table:style-name="ro10">
          <table:table-cell office:value-type="float" office:value="1" table:style-name="ce15">
            <text:p>1</text:p>
          </table:table-cell>
          <table:table-cell office:value-type="float" office:value="900" table:style-name="ce16">
            <text:p>900</text:p>
          </table:table-cell>
          <table:table-cell office:value-type="string" table:style-name="ce16">
            <text:p>Gestion des enchères</text:p>
          </table:table-cell>
          <table:table-cell office:value-type="float" office:value="2009" table:style-name="ce16">
            <text:p>2009</text:p>
          </table:table-cell>
          <table:table-cell office:value-type="string" table:style-name="ce17">
            <text:p>Afficher le détail d’une enchère</text:p>
          </table:table-cell>
          <table:table-cell office:value-type="string" table:style-name="ce18">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8"/>
          <table:table-cell office:value-type="string" table:style-name="ce29">
            <text:p>Hind et Mathieu P</text:p>
          </table:table-cell>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850" table:style-name="ce9">
            <text:p>850</text:p>
          </table:table-cell>
          <table:table-cell office:value-type="string" table:style-name="ce9">
            <text:p>Navigation</text:p>
          </table:table-cell>
          <table:table-cell office:value-type="float" office:value="6001" table:style-name="ce9">
            <text:p>6001</text:p>
          </table:table-cell>
          <table:table-cell office:value-type="string" table:style-name="ce10">
            <text:p>Boutons rafraîchir et retour du navigateur</text:p>
          </table:table-cell>
          <table:table-cell office:value-type="string" table:style-name="ce11">
            <text:p>En tant qu’utilisateur, je peux rafraîchir la page courante ou revenir sur la page précédente en utilisant le bouton « back » du navigateur.</text:p>
          </table:table-cell>
          <table:table-cell table:style-name="ce11"/>
          <table:table-cell table:style-name="ce20"/>
          <table:table-cell table:number-columns-repeated="1208" table:style-name="ce2"/>
          <table:table-cell table:number-columns-repeated="15168"/>
        </table:table-row>
        <table:table-row table:style-name="ro11">
          <table:table-cell office:value-type="float" office:value="2" table:style-name="ce15">
            <text:p>2</text:p>
          </table:table-cell>
          <table:table-cell office:value-type="float" office:value="800" table:style-name="ce16">
            <text:p>800</text:p>
          </table:table-cell>
          <table:table-cell office:value-type="string" table:style-name="ce16">
            <text:p>Responsive Web Design</text:p>
          </table:table-cell>
          <table:table-cell office:value-type="float" office:value="5001" table:style-name="ce16">
            <text:p>5001</text:p>
          </table:table-cell>
          <table:table-cell office:value-type="string" table:style-name="ce17">
            <text:p>Version mobile</text:p>
          </table:table-cell>
          <table:table-cell office:value-type="string" table:style-name="ce18">
            <text:p>Les fonctionnalités sont accessibles depuis un petit appareil de type smartphone connecté au web. Cf maquettes</text:p>
          </table:table-cell>
          <table:table-cell table:style-name="ce18"/>
          <table:table-cell office:value-type="string" table:style-name="ce19">
            <text:p>debut responsive ok via boostrap a refaire correctement</text:p>
          </table:table-cell>
          <table:table-cell table:number-columns-repeated="1208" table:style-name="ce2"/>
          <table:table-cell table:number-columns-repeated="15168"/>
        </table:table-row>
        <table:table-row table:style-name="ro11">
          <table:table-cell office:value-type="float" office:value="2" table:style-name="ce8">
            <text:p>2</text:p>
          </table:table-cell>
          <table:table-cell office:value-type="float" office:value="750" table:style-name="ce9">
            <text:p>750</text:p>
          </table:table-cell>
          <table:table-cell office:value-type="string" table:style-name="ce9">
            <text:p>Sécurité</text:p>
          </table:table-cell>
          <table:table-cell office:value-type="float" office:value="8001" table:style-name="ce9">
            <text:p>8001</text:p>
          </table:table-cell>
          <table:table-cell office:value-type="string" table:style-name="ce10">
            <text:p>Sessions utilisateur de 5mn</text:p>
          </table:table-cell>
          <table:table-cell office:value-type="string" table:style-name="ce10">
            <text:p>L’utilisateur doit être déconnecté automatiquement après 5 minutes d’inactivité</text:p>
          </table:table-cell>
          <table:table-cell table:style-name="ce11"/>
          <table:table-cell office:value-type="string" table:style-name="ce20">
            <text:p>audrey</text:p>
          </table:table-cell>
          <table:table-cell table:number-columns-repeated="1208" table:style-name="ce2"/>
          <table:table-cell table:number-columns-repeated="15168"/>
        </table:table-row>
        <table:table-row table:style-name="ro11">
          <table:table-cell office:value-type="float" office:value="2" table:style-name="ce15">
            <text:p>2</text:p>
          </table:table-cell>
          <table:table-cell office:value-type="float" office:value="700" table:style-name="ce16">
            <text:p>700</text:p>
          </table:table-cell>
          <table:table-cell office:value-type="string" table:style-name="ce16">
            <text:p>Gestion des utilisateurs</text:p>
          </table:table-cell>
          <table:table-cell office:value-type="float" office:value="1002" table:style-name="ce16">
            <text:p>1002</text:p>
          </table:table-cell>
          <table:table-cell office:value-type="string" table:style-name="ce17">
            <text:p>Se souvenir de moi</text:p>
          </table:table-cell>
          <table:table-cell office:value-type="string" table:style-name="ce18">
            <text:p>En tant qu'utilisateur, je peux choisir d'enregistrer mon login sur mon ordinateur pour ne pas avoir à le ressaisir à la connexion suivante.</text:p>
          </table:table-cell>
          <table:table-cell table:style-name="ce18"/>
          <table:table-cell office:value-type="string" table:style-name="ce19">
            <text:p>audrey</text:p>
          </table:table-cell>
          <table:table-cell table:number-columns-repeated="1208" table:style-name="ce2"/>
          <table:table-cell table:number-columns-repeated="15168"/>
        </table:table-row>
        <table:table-row table:style-name="ro9">
          <table:table-cell office:value-type="float" office:value="2" table:style-name="ce23">
            <text:p>2</text:p>
          </table:table-cell>
          <table:table-cell office:value-type="float" office:value="675" table:style-name="ce24">
            <text:p>675</text:p>
          </table:table-cell>
          <table:table-cell office:value-type="string" table:style-name="ce24">
            <text:p>Gestion des enchères</text:p>
          </table:table-cell>
          <table:table-cell office:value-type="float" office:value="2002" table:style-name="ce24">
            <text:p>2002</text:p>
          </table:table-cell>
          <table:table-cell office:value-type="string" table:style-name="ce25">
            <text:p>Modifier une vente</text:p>
          </table:table-cell>
          <table:table-cell office:value-type="string" table:style-name="ce25">
            <text:p>En tant que vendeur, je peux modifier les informations liées à ma vente tant que la date de début d’enchère n’est pas arrivée.</text:p>
          </table:table-cell>
          <table:table-cell table:style-name="ce27"/>
          <table:table-cell table:style-name="ce30"/>
          <table:table-cell table:number-columns-repeated="1208" table:style-name="ce2"/>
          <table:table-cell table:number-columns-repeated="15168"/>
        </table:table-row>
        <table:table-row table:style-name="ro9">
          <table:table-cell office:value-type="float" office:value="2" table:style-name="ce23">
            <text:p>2</text:p>
          </table:table-cell>
          <table:table-cell office:value-type="float" office:value="650" table:style-name="ce24">
            <text:p>650</text:p>
          </table:table-cell>
          <table:table-cell office:value-type="string" table:style-name="ce24">
            <text:p>Gestion des enchères</text:p>
          </table:table-cell>
          <table:table-cell office:value-type="float" office:value="2003" table:style-name="ce24">
            <text:p>2003</text:p>
          </table:table-cell>
          <table:table-cell office:value-type="string" table:style-name="ce25">
            <text:p>Annuler une vente</text:p>
          </table:table-cell>
          <table:table-cell office:value-type="string" table:style-name="ce27">
            <text:p>En tant que vendeur d’un article, je peux annuler cette vente tant que la date de début d’enchère n’est pas arrivée</text:p>
          </table:table-cell>
          <table:table-cell table:style-name="ce27"/>
          <table:table-cell table:style-name="ce28"/>
          <table:table-cell table:number-columns-repeated="1208" table:style-name="ce2"/>
          <table:table-cell table:number-columns-repeated="15168"/>
        </table:table-row>
        <table:table-row table:style-name="ro9">
          <table:table-cell office:value-type="float" office:value="2" table:style-name="ce31">
            <text:p>2</text:p>
          </table:table-cell>
          <table:table-cell office:value-type="float" office:value="600" table:style-name="ce32">
            <text:p>600</text:p>
          </table:table-cell>
          <table:table-cell office:value-type="string" table:style-name="ce32">
            <text:p>Gestion des enchères</text:p>
          </table:table-cell>
          <table:table-cell office:value-type="float" office:value="2008" table:style-name="ce32">
            <text:p>2008</text:p>
          </table:table-cell>
          <table:table-cell office:value-type="string" table:style-name="ce33">
            <text:p>Photo pour la vente</text:p>
          </table:table-cell>
          <table:table-cell office:value-type="string" table:style-name="ce34">
            <text:p>en tant que vendeur, je peux uploader une photo de l’article à vendre. Celle ci sera visible sur le détail de la vente.</text:p>
          </table:table-cell>
          <table:table-cell table:style-name="ce32"/>
          <table:table-cell table:style-name="ce35"/>
          <table:table-cell table:number-columns-repeated="1208" table:style-name="ce2"/>
          <table:table-cell table:number-columns-repeated="15168"/>
        </table:table-row>
        <table:table-row table:style-name="ro9">
          <table:table-cell office:value-type="float" office:value="2" table:style-name="ce31">
            <text:p>2</text:p>
          </table:table-cell>
          <table:table-cell office:value-type="float" office:value="500" table:style-name="ce32">
            <text:p>500</text:p>
          </table:table-cell>
          <table:table-cell office:value-type="string" table:style-name="ce32">
            <text:p>Administration</text:p>
          </table:table-cell>
          <table:table-cell office:value-type="float" office:value="3001" table:style-name="ce32">
            <text:p>3001</text:p>
          </table:table-cell>
          <table:table-cell office:value-type="string" table:style-name="ce33">
            <text:p>Supprimer des comptes utilisateurs</text:p>
          </table:table-cell>
          <table:table-cell office:value-type="string" table:style-name="ce36">
            <text:p>En tant qu’administrateur, je peux supprimer des comptes utilisateurs.</text:p>
          </table:table-cell>
          <table:table-cell table:style-name="ce34"/>
          <table:table-cell table:style-name="ce35"/>
          <table:table-cell table:number-columns-repeated="1208" table:style-name="ce2"/>
          <table:table-cell table:number-columns-repeated="15168"/>
        </table:table-row>
        <table:table-row table:style-name="ro9">
          <table:table-cell office:value-type="float" office:value="2" table:style-name="ce31">
            <text:p>2</text:p>
          </table:table-cell>
          <table:table-cell office:value-type="float" office:value="450" table:style-name="ce32">
            <text:p>450</text:p>
          </table:table-cell>
          <table:table-cell office:value-type="string" table:style-name="ce32">
            <text:p>Administration</text:p>
          </table:table-cell>
          <table:table-cell office:value-type="float" office:value="3002" table:style-name="ce32">
            <text:p>3002</text:p>
          </table:table-cell>
          <table:table-cell office:value-type="string" table:style-name="ce33">
            <text:p>Désactiver un compte utilisateur</text:p>
          </table:table-cell>
          <table:table-cell office:value-type="string" table:style-name="ce36">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4"/>
          <table:table-cell table:style-name="ce35"/>
          <table:table-cell table:number-columns-repeated="1208" table:style-name="ce2"/>
          <table:table-cell table:number-columns-repeated="15168"/>
        </table:table-row>
        <table:table-row table:style-name="ro9">
          <table:table-cell office:value-type="float" office:value="2" table:style-name="ce31">
            <text:p>2</text:p>
          </table:table-cell>
          <table:table-cell office:value-type="float" office:value="400" table:style-name="ce32">
            <text:p>400</text:p>
          </table:table-cell>
          <table:table-cell office:value-type="string" table:style-name="ce32">
            <text:p>Gestion des utilisateurs</text:p>
          </table:table-cell>
          <table:table-cell office:value-type="float" office:value="1005" table:style-name="ce32">
            <text:p>1005</text:p>
          </table:table-cell>
          <table:table-cell office:value-type="string" table:style-name="ce33">
            <text:p>Mot de passe oublié</text:p>
          </table:table-cell>
          <table:table-cell office:value-type="string" table:style-name="ce34">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4"/>
          <table:table-cell table:style-name="ce35"/>
          <table:table-cell table:number-columns-repeated="1208" table:style-name="ce2"/>
          <table:table-cell table:number-columns-repeated="15168"/>
        </table:table-row>
        <table:table-row table:style-name="ro9">
          <table:table-cell office:value-type="float" office:value="3" table:style-name="ce31">
            <text:p>3</text:p>
          </table:table-cell>
          <table:table-cell office:value-type="float" office:value="350" table:style-name="ce32">
            <text:p>350</text:p>
          </table:table-cell>
          <table:table-cell office:value-type="string" table:style-name="ce32">
            <text:p>Gestion des enchères</text:p>
          </table:table-cell>
          <table:table-cell office:value-type="float" office:value="2010" table:style-name="ce32">
            <text:p>2010</text:p>
          </table:table-cell>
          <table:table-cell office:value-type="string" table:style-name="ce33">
            <text:p>Pagination</text:p>
          </table:table-cell>
          <table:table-cell office:value-type="string" table:style-name="ce34">
            <text:p>Sur la page permettant de lister les enchères suivant des critères de recherche, j’affiche un nombre d’enchères maximum ( 6) et <text:s/>j’accède <text:s/>aux autres pages résultat par l’intermédiaire de liens numérotés.</text:p>
          </table:table-cell>
          <table:table-cell table:style-name="ce32"/>
          <table:table-cell table:style-name="ce35"/>
          <table:table-cell table:number-columns-repeated="1208" table:style-name="ce2"/>
          <table:table-cell table:number-columns-repeated="15168"/>
        </table:table-row>
        <table:table-row table:style-name="ro9">
          <table:table-cell office:value-type="float" office:value="3" table:style-name="ce31">
            <text:p>3</text:p>
          </table:table-cell>
          <table:table-cell office:value-type="float" office:value="300" table:style-name="ce32">
            <text:p>300</text:p>
          </table:table-cell>
          <table:table-cell office:value-type="string" table:style-name="ce32">
            <text:p>Multilingue</text:p>
          </table:table-cell>
          <table:table-cell office:value-type="float" office:value="9001" table:style-name="ce32">
            <text:p>9001</text:p>
          </table:table-cell>
          <table:table-cell office:value-type="string" table:style-name="ce33">
            <text:p>Version anglaise</text:p>
          </table:table-cell>
          <table:table-cell office:value-type="string" table:style-name="ce34">
            <text:p>En tant qu’utilisateur, je peux choisir la langue utilisée sur la plateforme. J’ai le choix entre français et anglais.</text:p>
          </table:table-cell>
          <table:table-cell table:style-name="ce34"/>
          <table:table-cell table:style-name="ce35"/>
          <table:table-cell table:number-columns-repeated="1208" table:style-name="ce2"/>
          <table:table-cell table:number-columns-repeated="15168"/>
        </table:table-row>
        <table:table-row table:style-name="ro9">
          <table:table-cell office:value-type="float" office:value="3" table:style-name="ce31">
            <text:p>3</text:p>
          </table:table-cell>
          <table:table-cell office:value-type="float" office:value="250" table:style-name="ce32">
            <text:p>250</text:p>
          </table:table-cell>
          <table:table-cell office:value-type="string" table:style-name="ce32">
            <text:p>Journalisation</text:p>
          </table:table-cell>
          <table:table-cell office:value-type="float" office:value="7001" table:style-name="ce32">
            <text:p>7001</text:p>
          </table:table-cell>
          <table:table-cell office:value-type="string" table:style-name="ce33">
            <text:p>Gestion des logs</text:p>
          </table:table-cell>
          <table:table-cell office:value-type="string" table:style-name="ce34">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32"/>
          <table:table-cell table:style-name="ce35"/>
          <table:table-cell table:number-columns-repeated="1208" table:style-name="ce2"/>
          <table:table-cell table:number-columns-repeated="15168"/>
        </table:table-row>
        <table:table-row table:style-name="ro9">
          <table:table-cell office:value-type="float" office:value="3" table:style-name="ce31">
            <text:p>3</text:p>
          </table:table-cell>
          <table:table-cell office:value-type="float" office:value="200" table:style-name="ce32">
            <text:p>200</text:p>
          </table:table-cell>
          <table:table-cell office:value-type="string" table:style-name="ce32">
            <text:p>Gestion des enchères</text:p>
          </table:table-cell>
          <table:table-cell office:value-type="float" office:value="2011" table:style-name="ce32">
            <text:p>2011</text:p>
          </table:table-cell>
          <table:table-cell office:value-type="string" table:style-name="ce33">
            <text:p>Voir les enchérisseurs</text:p>
          </table:table-cell>
          <table:table-cell office:value-type="string" table:style-name="ce33">
            <text:p>En tant que vendeur, je peux voir la liste des enchérisseurs de mes ventes. Les enchérisseurs sont triés en fonction du montant de leur dernière enchère par ordre décroissant.</text:p>
          </table:table-cell>
          <table:table-cell table:style-name="ce34"/>
          <table:table-cell table:style-name="ce37"/>
          <table:table-cell table:number-columns-repeated="16376"/>
        </table:table-row>
        <table:table-row table:style-name="ro9">
          <table:table-cell office:value-type="float" office:value="3" table:style-name="ce31">
            <text:p>3</text:p>
          </table:table-cell>
          <table:table-cell office:value-type="float" office:value="150" table:style-name="ce32">
            <text:p>150</text:p>
          </table:table-cell>
          <table:table-cell office:value-type="string" table:style-name="ce32">
            <text:p>Administration</text:p>
          </table:table-cell>
          <table:table-cell office:value-type="float" office:value="3003" table:style-name="ce32">
            <text:p>3003</text:p>
          </table:table-cell>
          <table:table-cell office:value-type="string" table:style-name="ce33">
            <text:p>Gestion catégories</text:p>
          </table:table-cell>
          <table:table-cell office:value-type="string" table:style-name="ce34">
            <text:p>En tant qu’administrateur, je peux gérer, c’est à dire ajouter, supprimer, modifier les catégories d’articles.</text:p>
          </table:table-cell>
          <table:table-cell table:style-name="ce34"/>
          <table:table-cell table:style-name="ce35"/>
          <table:table-cell table:number-columns-repeated="16376"/>
        </table:table-row>
        <table:table-row table:style-name="ro9">
          <table:table-cell office:value-type="float" office:value="3" table:style-name="ce31">
            <text:p>3</text:p>
          </table:table-cell>
          <table:table-cell office:value-type="float" office:value="100" table:style-name="ce32">
            <text:p>100</text:p>
          </table:table-cell>
          <table:table-cell office:value-type="string" table:style-name="ce32">
            <text:p>Notification par mail</text:p>
          </table:table-cell>
          <table:table-cell office:value-type="float" office:value="10001" table:style-name="ce32">
            <text:p>10001</text:p>
          </table:table-cell>
          <table:table-cell office:value-type="string" table:style-name="ce33">
            <text:p>Notifier l’achat</text:p>
          </table:table-cell>
          <table:table-cell office:value-type="string" table:style-name="ce34">
            <text:p>A la date de fin d’enchère, un traitement batch calcule le prix de vente et notifie l’acheteur par mail.</text:p>
          </table:table-cell>
          <table:table-cell table:style-name="ce34"/>
          <table:table-cell table:style-name="ce35"/>
          <table:table-cell table:number-columns-repeated="16376"/>
        </table:table-row>
        <table:table-row table:style-name="ro9">
          <table:table-cell office:value-type="float" office:value="3" table:style-name="ce38">
            <text:p>3</text:p>
          </table:table-cell>
          <table:table-cell office:value-type="float" office:value="50" table:style-name="ce39">
            <text:p>50</text:p>
          </table:table-cell>
          <table:table-cell office:value-type="string" table:style-name="ce39">
            <text:p>Gestion des utilisateurs</text:p>
          </table:table-cell>
          <table:table-cell office:value-type="float" office:value="1008" table:style-name="ce39">
            <text:p>1008</text:p>
          </table:table-cell>
          <table:table-cell office:value-type="string" table:style-name="ce40">
            <text:p>Achat de crédits</text:p>
          </table:table-cell>
          <table:table-cell office:value-type="string" table:style-name="ce41">
            <text:p>En tant qu’utilisateur, je peux acheter des crédits.</text:p>
          </table:table-cell>
          <table:table-cell table:style-name="ce41"/>
          <table:table-cell table:style-name="ce42"/>
          <table:table-cell table:number-columns-repeated="16376"/>
        </table:table-row>
        <table:table-row table:number-rows-repeated="3" table:style-name="ro9">
          <table:table-cell table:number-columns-repeated="4" table:style-name="ce43"/>
          <table:table-cell table:style-name="ce44"/>
          <table:table-cell table:number-columns-repeated="2" table:style-name="ce45"/>
          <table:table-cell table:style-name="ce1"/>
          <table:table-cell table:number-columns-repeated="16376"/>
        </table:table-row>
        <table:table-row table:number-rows-repeated="2" table:style-name="ro9">
          <table:table-cell table:number-columns-repeated="4" table:style-name="ce43"/>
          <table:table-cell table:number-columns-repeated="2" table:style-name="ce44"/>
          <table:table-cell table:style-name="ce45"/>
          <table:table-cell table:style-name="ce1"/>
          <table:table-cell table:number-columns-repeated="16376"/>
        </table:table-row>
        <table:table-row table:number-rows-repeated="2" table:style-name="ro9">
          <table:table-cell table:number-columns-repeated="4" table:style-name="ce43"/>
          <table:table-cell table:style-name="ce44"/>
          <table:table-cell table:style-name="ce46"/>
          <table:table-cell table:style-name="ce44"/>
          <table:table-cell table:style-name="ce1"/>
          <table:table-cell table:number-columns-repeated="16376"/>
        </table:table-row>
        <table:table-row table:number-rows-repeated="3" table:style-name="ro9">
          <table:table-cell table:style-name="ce1"/>
          <table:table-cell table:number-columns-repeated="3" table:style-name="ce43"/>
          <table:table-cell table:style-name="ce44"/>
          <table:table-cell table:style-name="ce46"/>
          <table:table-cell table:style-name="ce43"/>
          <table:table-cell table:style-name="ce1"/>
          <table:table-cell table:number-columns-repeated="16376"/>
        </table:table-row>
        <table:table-row table:number-rows-repeated="2" table:style-name="ro12">
          <table:table-cell table:style-name="ce1"/>
          <table:table-cell table:number-columns-repeated="3" table:style-name="ce43"/>
          <table:table-cell table:style-name="ce44"/>
          <table:table-cell table:style-name="ce46"/>
          <table:table-cell table:style-name="ce43"/>
          <table:table-cell table:style-name="ce1"/>
          <table:table-cell table:number-columns-repeated="16376"/>
        </table:table-row>
        <table:table-row table:number-rows-repeated="9" table:style-name="ro12">
          <table:table-cell table:number-columns-repeated="16384"/>
        </table:table-row>
        <table:table-row table:number-rows-repeated="1048519" table:style-name="ro13">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4">
          <table:table-cell office:value-type="string" table:style-name="ce1">
            <text:p>A FAIRE</text:p>
          </table:table-cell>
          <table:table-cell table:number-columns-repeated="16383"/>
        </table:table-row>
        <table:table-row table:style-name="ro14">
          <table:table-cell office:value-type="string" table:style-name="ce1">
            <text:p>EN COURS</text:p>
          </table:table-cell>
          <table:table-cell table:number-columns-repeated="16383"/>
        </table:table-row>
        <table:table-row table:style-name="ro14">
          <table:table-cell office:value-type="string" table:style-name="ce1">
            <text:p>A TESTER</text:p>
          </table:table-cell>
          <table:table-cell table:number-columns-repeated="16383"/>
        </table:table-row>
        <table:table-row table:style-name="ro14">
          <table:table-cell office:value-type="string" table:style-name="ce1">
            <text:p>FAIT</text:p>
          </table:table-cell>
          <table:table-cell table:number-columns-repeated="16383"/>
        </table:table-row>
        <table:table-row table:number-rows-repeated="1048572" table:style-name="ro13">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J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28T12:41:26Z</dc:date>
    <meta:editing-cycles>115</meta:editing-cycles>
    <meta:editing-duration>PT51874S</meta:editing-duration>
    <meta:user-defined meta:name="WorkbookGuid">36cf0d1c-21e3-4bda-8e30-157ac272defe</meta:user-defined>
  </office:meta>
</office:document-meta>
</file>